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monospace" svg:font-family="monospace" style:font-pitch="fixed"/>
    <style:font-face style:name="Cantarell" svg:font-family="Cantarell" style:font-pitch="variable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2c55d" officeooo:paragraph-rsid="0002c55d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02c55d" officeooo:paragraph-rsid="0002c55d"/>
    </style:style>
    <style:style style:name="P3" style:family="paragraph" style:parent-style-name="Heading_20_1">
      <style:paragraph-properties fo:text-align="justify" style:justify-single-word="false"/>
      <style:text-properties officeooo:rsid="0002c55d" officeooo:paragraph-rsid="0002c55d"/>
    </style:style>
    <style:style style:name="P4" style:family="paragraph" style:parent-style-name="Heading_20_3">
      <style:paragraph-properties fo:text-align="justify" style:justify-single-word="false"/>
      <style:text-properties officeooo:rsid="0002c55d" officeooo:paragraph-rsid="0002c55d"/>
    </style:style>
    <style:style style:name="T1" style:family="text">
      <style:text-properties style:font-name="monospace"/>
    </style:style>
    <style:style style:name="T2" style:family="text">
      <style:text-properties style:font-name="Cantarell"/>
    </style:style>
    <style:style style:name="T3" style:family="text">
      <style:text-properties style:font-name="Noto Sans Disp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Zad1, Zad2, Zad3</text:h>
      <text:h text:style-name="P4" text:outline-level="3">1. Opis problemu:</text:h>
      <text:p text:style-name="P1">Napisać funkcje rozwiązujące równania <draw:frame draw:style-name="fr1" draw:name="Obiekt1" text:anchor-type="as-char" svg:y="-0.452cm" svg:width="1.66cm" svg:height="0.575cm" draw:z-index="0"><draw:object xlink:href="./Object 1" xlink:type="simple" xlink:show="embed" xlink:actuate="onLoad"/><draw:image xlink:href="./ObjectReplacements/Object 1" xlink:type="simple" xlink:show="embed" xlink:actuate="onLoad"/></draw:frame>metodą bisekcji, Newtona oraz siecznych.</text:p>
      <text:h text:style-name="P4" text:outline-level="3">2. Rozwiązanie:</text:h>
      <text:p text:style-name="P1">Implementacja odpowiednich algorytmów w języku julia. Funkcje są zapisane odpowiednio w plikach <text:span text:style-name="T1">zad1.jl</text:span><text:span text:style-name="T3"> – metoda bisekcji, </text:span><text:span text:style-name="T1">zad2.jl</text:span><text:span text:style-name="T3">- metoda Newtona, </text:span><text:span text:style-name="T1">zad3.jl</text:span><text:span text:style-name="T3"> – metoda siecznych. Algorytmy są zaimplementowane zgodnie ze specyfikacją. Jako wzór dla implementacji posłużyłem się pseudokodami zamieszczonymi w książce „Analiza Numeryczna” autorów D.Kincaid, W.Chen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monospace" svg:font-family="monospace" style:font-pitch="fixed"/>
    <style:font-face style:name="Cantarell" svg:font-family="Cantarell" style:font-pitch="variable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officeooo:rsid="0002c55d" officeooo:paragraph-rsid="0002c55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0:28:28.401224150</meta:creation-date>
    <dc:date>2017-11-23T20:37:08.336749884</dc:date>
    <meta:editing-duration>PT8M41S</meta:editing-duration>
    <meta:editing-cycles>1</meta:editing-cycles>
    <meta:generator>LibreOffice/5.4.3.2$Linux_X86_64 LibreOffice_project/40m0$Build-2</meta:generator>
    <meta:document-statistic meta:table-count="0" meta:image-count="0" meta:object-count="1" meta:page-count="1" meta:paragraph-count="6" meta:word-count="61" meta:character-count="502" meta:non-whitespace-character-count="4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0</annotation>
  </semantics>
</math>
</file>